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body_5f_centered">
      <style:text-properties officeooo:rsid="0019c875" officeooo:paragraph-rsid="0019c875"/>
    </style:style>
    <style:style style:name="P7" style:family="paragraph" style:parent-style-name="table_5f_body_5f_left">
      <style:text-properties officeooo:rsid="0016bad6" officeooo:paragraph-rsid="0016bad6"/>
    </style:style>
    <style:style style:name="P8" style:family="paragraph" style:parent-style-name="table_5f_body_5f_left">
      <style:paragraph-properties fo:text-align="start" style:justify-single-word="false"/>
    </style:style>
    <style:style style:name="T1" style:family="text">
      <style:text-properties officeooo:rsid="00156a9b"/>
    </style:style>
    <style:style style:name="T2" style:family="text">
      <style:text-properties officeooo:rsid="0016dccb"/>
    </style:style>
    <style:style style:name="T3" style:family="text">
      <style:text-properties officeooo:rsid="001bc528"/>
    </style:style>
    <style:style style:name="T4" style:family="text">
      <style:text-properties officeooo:rsid="001e1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+BP r<text:span text:style-name="T1">3</text:span>B<text:span text:style-name="T4">4</text:span></text:p>
          </table:table-cell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7">WIFI module <text:span text:style-name="T2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4">WATCHDOG</text:p>
          </table:table-cell>
          <table:table-cell table:style-name="Table1.F74" office:value-type="string">
            <text:p text:style-name="P4">PWM 8-bit</text:p>
          </table:table-cell>
          <table:table-cell table:style-name="Table1.G74" office:value-type="string">
            <text:p text:style-name="P4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4">FAN_SENSE</text:p>
          </table:table-cell>
          <table:table-cell table:style-name="Table1.F74" office:value-type="string">
            <text:p text:style-name="P4">Digital in</text:p>
          </table:table-cell>
          <table:table-cell table:style-name="Table1.G74" office:value-type="string">
            <text:p text:style-name="P4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6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4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4">ENC_A</text:p>
          </table:table-cell>
          <table:table-cell table:style-name="Table1.F73" office:value-type="string">
            <text:p text:style-name="P4">Digital in</text:p>
          </table:table-cell>
          <table:table-cell table:style-name="Table1.G73" office:value-type="string">
            <text:p text:style-name="P4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P4">ENC_B</text:p>
          </table:table-cell>
          <table:table-cell table:style-name="Table1.A62" office:value-type="string">
            <text:p text:style-name="P4">Digital in</text:p>
          </table:table-cell>
          <table:table-cell table:style-name="Table1.A62" office:value-type="string">
            <text:p text:style-name="P4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3">DAC0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3">DAC1</text:span>)</text:p>
          </table:table-cell>
          <table:table-cell table:style-name="Table1.E74" office:value-type="string">
            <text:p text:style-name="table_5f_body">PWD_RST</text:p>
          </table:table-cell>
          <table:table-cell table:style-name="Table1.F74" office:value-type="string">
            <text:p text:style-name="P8">Digital in</text:p>
          </table:table-cell>
          <table:table-cell table:style-name="Table1.G74" office:value-type="string">
            <text:p text:style-name="table_5f_body_5f_left">Secure code reset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3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3">CANTX</text:span>)</text:p>
          </table:table-cell>
          <table:table-cell table:style-name="Table1.E74" office:value-type="string">
            <text:p text:style-name="P3">–</text:p>
          </table:table-cell>
          <table:table-cell table:style-name="Table1.F74" office:value-type="string">
            <text:p text:style-name="P3">–</text:p>
          </table:table-cell>
          <table:table-cell table:style-name="Table1.G74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3B3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3B3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791" meta:character-count="3598" meta:non-whitespace-character-count="3289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